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>
      <style:paragraph-properties fo:text-align="justify" style:justify-single-word="false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PPServer</text:p>
      <text:p text:style-name="Standard">Der JPPServer kann mehrere Clients bedienen und stellt folgende Dienste zur Verfügung</text:p>
      <text:p text:style-name="Standard"/>
      <text:list text:style-name="L1">
        <text:list-item>
          <text:p text:style-name="P3">Bilder suchen</text:p>
        </text:list-item>
        <text:list-item>
          <text:p text:style-name="P3">Bilder in den Index importieren</text:p>
        </text:list-item>
        <text:list-item>
          <text:p text:style-name="P3">Merkmal von Bildern aendern</text:p>
        </text:list-item>
        <text:list-item>
          <text:p text:style-name="P3">Bilder aus dem Index wieder entfernen</text:p>
        </text:list-item>
      </text:list>
      <text:p text:style-name="Standard"/>
      <text:h text:style-name="Heading_20_1" text:outline-level="1">Funktionsweise der JPPServer</text:h>
      <text:p text:style-name="Standard"/>
      <text:p text:style-name="P1">1. Verbindungsaufbau</text:p>
      <text:p text:style-name="Standard">Die Clients verbinden sich über eine TCP/IP Verbindung über den Port 5656 (oder irgendeine andere) an den JPPServer, der als eigene Anwendung läuft. </text:p>
      <text:p text:style-name="Standard"/>
      <text:p text:style-name="P1">2. MD5-Summe übermitteln</text:p>
      <text:p text:style-name="Standard">Wenn die Verbindung aufgebaut ist, muss der Client, um die Dienste des Servers nutzen zu können, eine MD5-Summe, die den Schlüssel bzw. Passwort repräsentiert, an den Server senden. Ist die MD5-Summe korrekt, kann der Client eine der oben genannten Dienste aufrufen. Ist die MD5-Summe nicht korrekt, wird die Verbindung direkt vom Server beendet.</text:p>
      <text:p text:style-name="Standard"/>
      <text:p text:style-name="P1">3. Dienste anfordern</text:p>
      <text:p text:style-name="Standard">Der Client kann die Dienste anfordern, indem er für die Funktionen entsprechende Befehle sendet.</text:p>
      <text:p text:style-name="Standard"/>
      <text:p text:style-name="P1">4. Verbindung beenden</text:p>
      <text:p text:style-name="Standard">Wenn der Client fertig ist, sendet er den Befehl „exit“ und beendet somit die Verbindung.</text:p>
      <text:p text:style-name="Standard"/>
      <text:p text:style-name="Standard"/>
      <text:h text:style-name="Heading_20_1" text:outline-level="1">Bilder suchen</text:h>
      <text:p text:style-name="Standard">Der Befehlsaufbau sieht folgendermaßen aus:</text:p>
      <text:p text:style-name="Standard"/>
      <text:p text:style-name="P7">suche \"&lt;suchstring&gt;\" &lt;offset&gt; &lt;Maxanzahl&gt;</text:p>
      <text:p text:style-name="Standard"/>
      <text:p text:style-name="P1">Beschreibung der Funktion:</text:p>
      <text:p text:style-name="Standard">Sucht im Lucene-Index des JPPServers nach Bilddokumenten, die zu dem suchstring passen und gibt eine Trefferliste in Form von XML zurück. </text:p>
      <text:p text:style-name="Standard"/>
      <text:p text:style-name="Standard"/>
      <text:p text:style-name="P1">Beschreibung der Parameter:</text:p>
      <text:p text:style-name="Standard"/>
      <text:p text:style-name="Standard">suchstring<text:tab/>: Dies ist der normale Suchtext, den Lucene für die Suche verwendet. Dieser darf keine Hochkommatas enthalten.</text:p>
      <text:p text:style-name="Standard">Offset <text:tab/>: Nummer des Bilddokumentes aller Treffer, ab der die Treffer in der Trefferliste aufgenommen werden sollen</text:p>
      <text:p text:style-name="Standard">Maxanzahl<text:tab/>: Anzahl der Bilddokumente, die maximal in der Trefferliste aufgenommen werden sollen</text:p>
      <text:p text:style-name="Standard"/>
      <text:p text:style-name="P1">Beschreibung des Rückgabewertes:</text:p>
      <text:p text:style-name="Standard"/>
      <text:p text:style-name="Standard">Der zurückgesendete XML-String entspricht folgender DTD:</text:p>
      <text:p text:style-name="Standard"/>
      <text:p text:style-name="Standard">&lt;!ELEMENT Trefferliste(BildDokument*)&gt;<text:line-break/>&lt;!ATTLIST Trefferliste<text:line-break/><text:tab/>Anzahl CDATA #REQUIRED<text:line-break/>&gt;<text:line-break/><text:line-break/>&lt;!ELEMENT BildDokument(Merkmal*)&gt;<text:line-break/><text:line-break/>&lt;!ELEMENT Merkmal (#PCDATA)&gt;</text:p>
      <text:p text:style-name="Standard">&lt;!ATTLIST Merkmal</text:p>
      <text:p text:style-name="Standard"><text:tab/>Name CDATA #REQUIRED</text:p>
      <text:p text:style-name="Standard">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Manfred Rosskamp</meta:initial-creator>
    <meta:creation-date>2007-10-03T19:20:47</meta:creation-date>
    <dc:creator>Manfred Rosskamp</dc:creator>
    <dc:date>2007-10-27T13:11:01</dc:date>
    <dc:language>de-DE</dc:language>
    <meta:editing-cycles>7</meta:editing-cycles>
    <meta:editing-duration>PT1H56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0" meta:word-count="267" meta:character-count="1895"/>
  </office:meta>
</office:document-meta>
</file>